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4.3335in"/>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in" fo:margin-bottom="0.1in">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in" fo:margin-bottom="0.0398in" fo:text-align="start" style:justify-single-word="false"/>
    </style:style>
    <style:style style:name="P23" style:family="paragraph" style:parent-style-name="OOoDefinition">
      <style:paragraph-properties loext:contextual-spacing="false" fo:margin-top="0in" fo:margin-bottom="0in"/>
    </style:style>
    <style:style style:name="P24" style:family="paragraph" style:parent-style-name="OOoDefinition" style:master-page-name="">
      <style:paragraph-properties loext:contextual-spacing="false" fo:margin-top="0in" fo:margin-bottom="0in"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0827in" fo:margin-bottom="0.2008in"/>
    </style:style>
    <style:style style:name="P27" style:family="paragraph" style:parent-style-name="OOoFigure" style:master-page-name="">
      <style:paragraph-properties loext:contextual-spacing="false" fo:margin-top="0.0827in" fo:margin-bottom="0.0827in" fo:text-align="center" style:justify-single-word="false" style:page-number="auto"/>
    </style:style>
    <style:style style:name="P28" style:family="paragraph" style:parent-style-name="OOoFigure">
      <style:paragraph-properties loext:contextual-spacing="false" fo:margin-top="0.0827in" fo:margin-bottom="0.0827in" fo:text-align="center" style:justify-single-word="false"/>
    </style:style>
    <style:style style:name="P29" style:family="paragraph" style:parent-style-name="OOoFigure">
      <style:paragraph-properties loext:contextual-spacing="false" fo:margin-top="0in" fo:margin-bottom="0.0827in"/>
    </style:style>
    <style:style style:name="P30" style:family="paragraph" style:parent-style-name="OOoFigure">
      <style:paragraph-properties loext:contextual-spacing="false" fo:margin-top="0.0429in" fo:margin-bottom="0.0429in"/>
    </style:style>
    <style:style style:name="P31" style:family="paragraph" style:parent-style-name="OOoDefinitionTerm" style:master-page-name="">
      <style:paragraph-properties loext:contextual-spacing="false" fo:margin-top="0.0827in" fo:margin-bottom="0.0398in" style:page-number="auto"/>
    </style:style>
    <style:style style:name="P32" style:family="paragraph" style:parent-style-name="OOoDefinitionTerm">
      <style:paragraph-properties loext:contextual-spacing="false" fo:margin-top="0.0827in" fo:margin-bottom="0.0398in"/>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0827in" fo:margin-right="0in" fo:text-indent="0in" style:auto-text-indent="false"/>
    </style:style>
    <style:style style:name="P35" style:family="paragraph" style:parent-style-name="OOoTextBody">
      <style:paragraph-properties loext:contextual-spacing="false" fo:margin-top="0in" fo:margin-bottom="0.0429in"/>
    </style:style>
    <style:style style:name="P36" style:family="paragraph" style:parent-style-name="OOoTextBody">
      <style:paragraph-properties loext:contextual-spacing="false" fo:margin-top="0.0783in" fo:margin-bottom="0.0827in"/>
    </style:style>
    <style:style style:name="P37" style:family="paragraph" style:parent-style-name="OOoDefinition">
      <style:text-properties fo:language="en" fo:country="US"/>
    </style:style>
    <style:style style:name="P38" style:family="paragraph" style:parent-style-name="OOoNum_20_123_20_Start" style:list-style-name="OOoNum_20_123"/>
    <style:style style:name="P39" style:family="paragraph" style:parent-style-name="OOoNum_20_123_20_Start" style:master-page-name="">
      <style:paragraph-properties style:page-number="auto" fo:keep-with-next="always"/>
    </style:style>
    <style:style style:name="P40" style:family="paragraph" style:parent-style-name="OOoNum_20_123_20_End" style:list-style-name="OOoNum_20_123"/>
    <style:style style:name="P41" style:family="paragraph" style:parent-style-name="OOoHeading_20_3">
      <style:paragraph-properties fo:margin-left="0in" fo:margin-right="0in" fo:text-indent="0in" style:auto-text-indent="false"/>
    </style:style>
    <style:style style:name="P42" style:family="paragraph" style:parent-style-name="OOoNum_20_123_20_Cont." style:list-style-name="OOoNum_20_123"/>
    <style:style style:name="P43" style:family="paragraph" style:parent-style-name="OOoHeading_20_2">
      <style:text-properties fo:language="en" fo:country="US"/>
    </style:style>
    <style:style style:name="P44" style:family="paragraph" style:parent-style-name="OOoHeading_20_2" style:master-page-name="">
      <style:paragraph-properties style:page-number="auto"/>
    </style:style>
    <style:style style:name="P45" style:family="paragraph" style:parent-style-name="OOoHeading_20_2" style:master-page-name="">
      <style:paragraph-properties style:page-number="auto" fo:keep-with-next="auto"/>
    </style:style>
    <style:style style:name="P46" style:family="paragraph" style:parent-style-name="OOoHeading_20_2">
      <style:paragraph-properties fo:keep-with-next="always"/>
    </style:style>
    <style:style style:name="P47" style:family="paragraph" style:parent-style-name="OOoList_20_1_20_End" style:list-style-name="OOoBullets_20_1"/>
    <style:style style:name="P48" style:family="paragraph" style:parent-style-name="OOoList_20_1_20_End">
      <style:text-properties fo:language="en" fo:country="US"/>
    </style:style>
    <style:style style:name="P49"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0" style:family="paragraph" style:parent-style-name="OOoList_20_1_20_Start">
      <style:text-properties fo:language="en" fo:country="US"/>
    </style:style>
    <style:style style:name="P51" style:family="paragraph" style:parent-style-name="OOoList_20_1_20_Start" style:master-page-name="">
      <style:paragraph-properties style:page-number="auto" fo:keep-with-next="alway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Heading_20_0" style:master-page-name="OOoPageStyle">
      <style:paragraph-properties style:page-number="auto"/>
    </style:style>
    <style:style style:name="P55" style:family="paragraph" style:parent-style-name="OOoHeading_20_1">
      <style:text-properties fo:language="en" fo:country="US"/>
    </style:style>
    <style:style style:name="P56" style:family="paragraph" style:parent-style-name="OOoHeading_20_1" style:master-page-name="">
      <style:paragraph-properties style:page-number="auto" fo:keep-with-next="always"/>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909469784" text:key1="features"/>Calc<text:alphabetical-index-mark-end text:id="IMark909469784"/><text:alphabetical-index-mark text:string-value="features" text:key1="Calc"/> include:</text:p>
      <text:list xml:id="list6836724040628511994"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6" text:outline-level="2"><text:soft-page-break/>Parts of the Main Calc Window</text:h>
      <text:p text:style-name="P14">When Calc is started, the main window looks similar to <text:sequence-ref text:reference-format="category-and-value" text:ref-name="refFigure0">Figure 1</text:sequence-ref>.</text:p>
      <text:h text:style-name="P44"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4"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28in" svg:width="6.6457in" draw:z-index="0"><draw:text-box fo:min-height="3.9335in"><text:p text:style-name="OOoFigureCaption"><draw:frame draw:style-name="fr20" draw:name="AOO41GS05_001" text:anchor-type="paragraph" svg:width="6.6398in" svg:height="3.8083in" draw:z-index="44"><draw:image xlink:href="Pictures/10000000000002CF0000017A1D44C6AD.png" xlink:type="simple" xlink:show="embed" xlink:actuate="onLoad"/></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6"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5.1717in" draw:z-index="47"><draw:text-box fo:min-height="1.4228in"><text:p text:style-name="OOoFigureCaption"><draw:frame draw:style-name="fr21" draw:name="AOO41GS05_002" text:anchor-type="as-char" svg:width="5.1717in" svg:height="1.2256in" draw:z-index="48"><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268819772" text:key1="Calc"/><text:alphabetical-index-mark text:string-value="Function Wizard, Calc"/><text:span text:style-name="OOoMenuPath"><text:span text:style-name="T2">Function Wizard</text:span></text:span><text:alphabetical-index-mark-end text:id="IMark268819772"/><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49"><draw:text-box fo:min-height="1.4244in"><text:p text:style-name="OOoFigureCaption"><draw:frame draw:style-name="fr21" draw:name="AOO41GS05_003" text:anchor-type="as-char" svg:width="4.8398in" svg:height="1.189in" draw:z-index="50"><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1339in" svg:width="0.5465in" svg:height="0.2362in" draw:z-index="51"><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is the <text:alphabetical-index-mark-start text:id="IMark268819724" text:key1="Calc"/><text:alphabetical-index-mark text:string-value="sheet tabs, Calc"/>sheet tabs<text:alphabetical-index-mark-end text:id="IMark26881972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52"><draw:text-box fo:min-height="3.652in"><text:p text:style-name="OOoFigureCaption"><draw:frame draw:style-name="fr23" draw:name="AOO41GS05_005" text:anchor-type="as-char" svg:width="6.0244in" svg:height="3.4335in" draw:z-index="53"><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268820060" text:key1="Calc"/><text:alphabetical-index-mark text:string-value="Calc" text:key1="status bar"/>status bar<text:alphabetical-index-mark-end text:id="IMark268820060"/>,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54"><draw:text-box fo:min-height="1.122in"><text:p text:style-name="OOoFigureCaption"><draw:frame draw:style-name="fr24" draw:name="AOO41GS05_006" text:anchor-type="as-char" svg:y="-0.752in" svg:width="4.348in" svg:height="0.8583in" draw:z-index="55"><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56"><draw:text-box fo:min-height="1.1063in"><text:p text:style-name="OOoFigureCaption"><draw:frame draw:style-name="fr24" draw:name="AOO41GS05_007" text:anchor-type="as-char" svg:y="0in" svg:width="5.2811in" svg:height="0.8472in" draw:z-index="57"><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268819724" text:key1="CSV file"/>open<text:alphabetical-index-mark-end text:id="IMark268819724"/> a CSV file in Calc:</text:p>
      <text:list xml:id="list5872066786639846330"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40714412" text:continue-numbering="true" text:style-name="OOoNum_20_123">
        <text:list-item>
          <text:p text:style-name="P40">Click <text:span text:style-name="OOoMenuPath">OK</text:span> to open the file.</text:p>
        </text:list-item>
      </text:list>
      <text:p text:style-name="OOoFigure"><text:soft-page-break/><draw:frame draw:style-name="fr6" draw:name="Figure_AOO41GS05_7" text:anchor-type="as-char" svg:y="-5.0291in" svg:width="6.5681in" draw:z-index="58"><draw:text-box fo:min-height="5.4028in"><text:p text:style-name="Figure"><draw:frame draw:style-name="fr25" draw:name="AOO41GS05_008" text:anchor-type="as-char" svg:width="6.4827in" svg:height="4.9902in" draw:z-index="59"><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268820300" text:key1="CSV file"/>save<text:alphabetical-index-mark-end text:id="IMark268820300"/> a spreadsheet as a comma separated value (CSV) file:</text:p>
      <text:list xml:id="list40715187" text:continue-list="list40714412" text:style-name="OOoNum_20_123">
        <text:list-item text:start-value="1">
          <text:p text:style-name="P39">Choose <text:span text:style-name="OOoMenuPath">File &gt; Save As</text:span>.</text:p>
        </text:list-item>
        <text:list-item>
          <text:p text:style-name="OOoNum_20_123_20_Cont.">In the <text:span text:style-name="T12">File name </text:span>box, type a name for the file.</text:p>
        </text:list-item>
        <text:list-item>
          <text:p text:style-name="P42">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5.4181in" svg:height="2.1811in" draw:z-index="60"><draw:image xlink:href="Pictures/10000000000001B3000000CB36C045EB.png" xlink:type="simple" xlink:show="embed" xlink:actuate="onLoad"/></draw:frame></text:p>
      <text:list xml:id="list40712214"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61"><draw:text-box fo:min-height="2.7173in"><text:p text:style-name="Figure"><draw:frame draw:style-name="fr21" draw:name="AOO41GS05_010" text:anchor-type="as-char" svg:width="5.6465in" svg:height="2.5in" draw:z-index="62"><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268819820" text:key1="spreadsheets"/>navigate<text:alphabetical-index-mark-end text:id="IMark268819820"/>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268819724" text:key1="spreadsheets"/><text:span text:style-name="T2">cell reference</text:span><text:alphabetical-index-mark-end text:id="IMark268819724"/><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268819820" text:key1="Calc"/>Navigator<text:alphabetical-index-mark-end text:id="IMark268819820"/><text:alphabetical-index-mark text:string-value="Calc" text:key1="Navigator"/>, click its icon <draw:frame draw:style-name="fr27" draw:name="AOO41GS05_011_NavigatorIcon" text:anchor-type="as-char" svg:width="0.2756in" svg:height="0.2756in" draw:z-index="63"><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1646in" svg:width="0.8228in" svg:height="0.2083in" draw:z-index="64"><draw:image xlink:href="Pictures/100000000000004F00000014166FF235.png" xlink:type="simple" xlink:show="embed" xlink:actuate="onLoad"/></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2.8835in" draw:z-index="65"><draw:text-box fo:min-height="3.6783in"><text:p text:style-name="Figure"><draw:frame draw:style-name="fr25" draw:name="AOO41GS05_013" text:anchor-type="as-char" svg:width="2.8835in" svg:height="3.3882in" draw:z-index="66"><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2756in" svg:height="0.2402in" draw:z-index="67"><draw:image xlink:href="Pictures/100000000000001B0000001AF04C4F65.png" xlink:type="simple" xlink:show="embed" xlink:actuate="onLoad"/></draw:frame>. Click this icon again to show the list.</text:p>
      <text:h text:style-name="P45"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40692373" text:continue-list="list6836724040628511994" text:style-name="OOoBullets_20_1">
        <text:list-item>
          <text:p text:style-name="P51">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68"><draw:text-box fo:min-height="2.8783in"><text:p text:style-name="P22"><draw:frame draw:style-name="fr21" draw:name="AOO41GS05_015" text:anchor-type="as-char" svg:width="5.2319in" svg:height="2.6634in" draw:z-index="69"><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40717664" text:continue-list="list40692373"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70"><draw:text-box fo:min-height="1.5146in"><text:p text:style-name="OOoFigureCaption"><draw:frame draw:style-name="fr21" draw:name="AOO41GS05_016" text:anchor-type="as-char" svg:width="5.3957in" svg:height="1.302in" draw:z-index="71"><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3.7016in" draw:z-index="42"><draw:text-box fo:min-height="2.6764in"><text:p text:style-name="OOoFigureCaption"><draw:frame draw:style-name="fr20" draw:name="AOO41GS05_017" text:anchor-type="paragraph" svg:width="3.6953in" svg:height="2.4756in" draw:z-index="43"><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268820108" text:key1="selection, in Calc"/>Cells<text:bookmark-end text:name="__RefHeading__7397_801999168"/><text:alphabetical-index-mark-end text:id="IMark268820108"/></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40696741" text:continue-list="list4071221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40721777" text:continue-list="list40696741"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40722714" text:continue-list="list4072177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40718060" text:continue-list="list40722714" text:style-name="OOoNum_20_123">
        <text:list-item text:start-value="1">
          <text:p text:style-name="P38"><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40697667" text:continue-list="list4071806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268819532" text:key1="selection, in Calc"/>columns<text:alphabetical-index-mark-end text:id="IMark268819532"/> and <text:alphabetical-index-mark-start text:id="IMark268819580" text:key1="selection, in Calc"/>rows<text:alphabetical-index-mark-end text:id="IMark26881958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40703045" text:continue-list="list40697667"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40691934" text:continue-list="list40703045"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2.4984in" draw:z-index="45"><draw:text-box fo:min-height="1.1453in"><text:p text:style-name="OOoFigureCaption"><draw:frame draw:style-name="fr21" draw:name="AOO41GS05_018" text:anchor-type="as-char" svg:width="2.4984in" svg:height="0.8992in" draw:z-index="46"><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268819676" text:key1="selection, in Calc"/>Sheets<text:alphabetical-index-mark-end text:id="IMark26881967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40722216" text:continue-list="list4069193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40719174" text:continue-list="list40722216"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40704120" text:continue-list="list40719174"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40710388" text:continue-list="list4070412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40700232" text:continue-list="list4071038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40717605" text:continue-list="list40700232"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40715372" text:continue-list="list40717605"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40720817" text:continue-list="list40717664"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3.5937in" draw:z-index="72"><draw:text-box fo:min-height="1.2492in"><text:p text:style-name="OOoFigureCaption"><draw:frame draw:style-name="fr20" draw:name="AOO41GS05_019" text:anchor-type="paragraph" svg:width="3.5902in" svg:height="1.0472in" draw:z-index="7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74"><draw:text-box fo:min-height="3.348in"><text:p text:style-name="OOoFigureCaption"><draw:frame draw:style-name="fr30" draw:name="AOO41GS05_020" text:anchor-type="as-char" svg:width="6.0417in" svg:height="3.0783in" draw:z-index="7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76"><draw:text-box fo:min-height="1.1181in"><text:p text:style-name="OOoFigureCaption"><draw:frame draw:style-name="fr31" draw:name="AOO41GS05_021" text:anchor-type="as-char" svg:width="3.0819in" svg:height="0.9291in" draw:z-index="7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2">Select <text:span text:style-name="OOoMenuPath">Move/Copy Sheet</text:span> from the context menu.</text:p>
        </text:list-item>
        <text:list-item>
          <text:p text:style-name="P42">On the Move/Copy Sheet dialog (<text:sequence-ref text:reference-format="category-and-value" text:ref-name="refFigure16">Figure 17</text:sequence-ref>):</text:p>
        </text:list-item>
      </text:list>
      <text:list xml:id="list40705430" text:continue-list="list40720817"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40708169" text:continue-list="list1189579886" text:style-name="OOoNum_20_123">
        <text:list-item>
          <text:p text:style-name="P40">When you are done, click <text:span text:style-name="OOoMenuPath">OK</text:span>.</text:p>
        </text:list-item>
      </text:list>
      <text:p text:style-name="OOoFigure"><text:soft-page-break/><draw:frame draw:style-name="fr5" draw:name="Figure_AOO41GS05_17" text:anchor-type="as-char" svg:width="3.6835in" draw:z-index="78"><draw:text-box fo:min-height="3.1417in"><text:p text:style-name="OOoFigureCaption"><draw:frame draw:style-name="fr25" draw:name="AOO41GS05_022" text:anchor-type="as-char" svg:width="3.6835in" svg:height="2.8846in" draw:z-index="7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2634in" svg:width="0.4307in" svg:height="0.398in" draw:z-index="8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2">Right-click on a sheet tab and choose <text:span text:style-name="OOoMenuPath">Rename Sheet</text:span> from the pop-up menu; replace the existing name with a better one.</text:p>
        </text:list-item>
        <text:list-item>
          <text:p text:style-name="P47">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2">Freezing single rows or columns</text:p>
      <text:list xml:id="list40706541" text:continue-list="list40715372" text:style-name="OOoNum_20_123">
        <text:list-item text:start-value="1">
          <text:p text:style-name="P38">Click on the header for the row below where you want the freeze or for the column to the right of where you want the freeze.</text:p>
        </text:list-item>
        <text:list-item>
          <text:p text:style-name="P42">Choose <text:span text:style-name="OOoMenuPath">Window &gt; Freeze</text:span><text:span text:style-name="OOoMenuPath"><text:span text:style-name="T14">.</text:span></text:span></text:p>
        </text:list-item>
        <text:list-item>
          <text:p text:style-name="P40"><text:span text:style-name="OOoDefault">A dark line appears, indicating where the freeze is put.</text:span></text:p>
        </text:list-item>
      </text:list>
      <text:p text:style-name="P32">Freezing a row and a column</text:p>
      <text:list xml:id="list40718988" text:continue-list="list40706541" text:style-name="OOoNum_20_123">
        <text:list-item text:start-value="1">
          <text:p text:style-name="P38">Click into the cell that is immediately below the row you want frozen and immediately to the right of the column you want frozen.</text:p>
        </text:list-item>
        <text:list-item>
          <text:p text:style-name="P42">Choose <text:span text:style-name="OOoMenuPath">Window &gt; Freeze</text:span><text:span text:style-name="OOoMenuPath"><text:span text:style-name="T14">.</text:span></text:span></text:p>
        </text:list-item>
        <text:list-item>
          <text:p text:style-name="P40">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6.2583in" draw:z-index="81"><draw:text-box fo:min-height="3.2264in"><text:p text:style-name="Figure"><draw:frame draw:style-name="fr32" draw:name="AOO41GS05_024" text:anchor-type="as-char" svg:width="6.2583in" svg:height="2.9571in" draw:z-index="8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909468728" text:key1="Calc"/>splitting the screen<text:alphabetical-index-mark-end text:id="IMark909468728"/>.<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2.8799in" svg:width="2.5299in" draw:z-index="83"><draw:text-box fo:min-height="2.828in"><text:p text:style-name="OOoFigureCaption"><draw:frame draw:style-name="fr33" draw:name="AOO41GS05_025" text:anchor-type="as-char" svg:width="2.5299in" svg:height="2.5902in" draw:z-index="8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40691759" text:continue-list="list40718988"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1.2362in" svg:width="3.4126in" draw:z-index="85"><draw:text-box fo:min-height="1.2472in"><text:p text:style-name="P20"><draw:frame draw:style-name="fr20" draw:name="AOO41GS05_026" text:anchor-type="paragraph" svg:width="2.3138in" svg:height="1.0374in" draw:z-index="8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40694078"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2.2256in" draw:z-index="87"><draw:text-box fo:min-height="1.7256in"><text:p text:style-name="P21"><draw:frame draw:style-name="fr34" draw:name="AOO41GS05_027_VerticalSplitRulerwithCursor" text:anchor-type="as-char" svg:width="0.5425in" svg:height="1.2717in" draw:z-index="8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40695802"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40714188" text:continue-list="list40695802"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3.0701in" draw:z-index="89"><draw:text-box fo:min-height="1.1665in"><text:p text:style-name="OOoFigureCaption"><draw:frame draw:style-name="fr20" draw:name="AOO41GS05_028" text:anchor-type="paragraph" svg:width="3.0374in" svg:height="0.8665in" draw:z-index="9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40718146"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40713047" text:continue-list="list40705430" text:style-name="OOoBullets_20_1">
        <text:list-item>
          <text:p text:style-name="OOoList_20_1_20_Cont.">Click on and drag the split lines back to their places at the ends of the scroll bars.</text:p>
        </text:list-item>
        <text:list-item>
          <text:p text:style-name="P49">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909478700" text:key1="data entry, Calc"/>Numbers<text:alphabetical-index-mark-end text:id="IMark90947870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9"><draw:frame draw:style-name="fr13" draw:name="Figure_AOO41GS05_23" text:anchor-type="as-char" svg:y="-1.8799in" svg:width="6.3098in" draw:z-index="91"><draw:text-box fo:min-height="4.4161in"><text:p text:style-name="OOoFigureCaption"><draw:frame draw:style-name="fr20" draw:name="AOO41GS05_029" text:anchor-type="paragraph" svg:width="6.3043in" svg:height="4.2189in" draw:z-index="9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909478700" text:key1="data entry, Calc"/>Text<text:alphabetical-index-mark-end text:id="IMark909478700"/></text:h>
      <text:p text:style-name="OOoTextBody">Click in the cell and type the text. Text is left-aligned by default.</text:p>
      <text:h text:style-name="OOoHeading_20_2" text:outline-level="3">Entering <text:alphabetical-index-mark-start text:id="IMark909478700" text:key1="data entry, Calc"/>Numbers as Text<text:alphabetical-index-mark-end text:id="IMark909478700"/></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909478700" text:key1="data entry, Calc"/>Dates and Times<text:alphabetical-index-mark-end text:id="IMark90947870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909478700"/>Automatic Changes<text:alphabetical-index-mark-end text:id="IMark90947870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909468200"/>quotation marks<text:alphabetical-index-mark-end text:id="IMark909468200"/>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909468200"/>AutoInput<text:alphabetical-index-mark-end text:id="IMark90946820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909468200" text:key1="data entry, Calc"/><text:alphabetical-index-mark text:string-value="Fill tool, Calc"/>Fill Tool<text:alphabetical-index-mark-end text:id="IMark909468200"/>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2634in" svg:width="0.4307in" svg:height="0.398in" draw:z-index="9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94"><draw:text-box fo:min-height="2.4673in"><text:p text:style-name="OOoFigureCaption"><draw:frame draw:style-name="fr25" draw:name="AOO41GS05_031" text:anchor-type="as-char" svg:width="4.9827in" svg:height="2.2181in" draw:z-index="9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909498564" text:key1="data entry, Calc"/>fill series<text:alphabetical-index-mark-end text:id="IMark90949856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96"><draw:text-box fo:min-height="2.8772in"><text:p text:style-name="OOoFigureCaption"><draw:frame draw:style-name="fr25" draw:name="AOO41GS05_032" text:anchor-type="as-char" svg:width="6.6457in" svg:height="2.661in" draw:z-index="9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98"><draw:text-box fo:min-height="2.7398in"><text:p text:style-name="P33"><draw:frame draw:style-name="fr35" draw:name="AOO41GS05_033" text:anchor-type="as-char" svg:y="-2.5181in" svg:width="2.3646in" svg:height="2.5146in" draw:z-index="9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40696395" text:continue-list="list40718146"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6.6457in" draw:z-index="100"><draw:text-box fo:min-height="2.0134in"><text:p text:style-name="OOoFigureCaption"><draw:frame draw:style-name="fr36" draw:name="AOO41GS05_034" text:anchor-type="as-char" svg:y="-1.5252in" svg:width="6.6457in" svg:height="1.7764in" draw:z-index="10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4"> </text:span></text:span></text:p>
      <text:list xml:id="list40697102"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4"><draw:frame draw:style-name="fr14" draw:name="Figure_AOO41GS05_28" text:anchor-type="as-char" svg:width="6.5638in" draw:z-index="102"><draw:text-box fo:min-height="2.3374in"><text:p text:style-name="OOoFigureCaption"><draw:frame draw:style-name="fr37" draw:name="AOO41GS05_035" text:anchor-type="as-char" svg:width="6.5638in" svg:height="2.0783in" draw:z-index="10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40"><draw:image xlink:href="Pictures/10000201000000A40000014192F44D7A.png" xlink:type="simple" xlink:show="embed" xlink:actuate="onLoad"/></draw:frame>Using <text:alphabetical-index-mark-start text:id="IMark909499140" text:key1="data entry, Calc"/><text:alphabetical-index-mark text:string-value="selection lists, Calc"/>Selection Lists<text:alphabetical-index-mark-end text:id="IMark90949914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4.2634in" draw:z-index="104"><draw:text-box fo:min-height="3.1173in"><text:p text:style-name="OOoFigureCaption"><draw:frame draw:style-name="fr21" draw:name="AOO41GS05_037" text:anchor-type="as-char" svg:width="4.2634in" svg:height="2.9in" draw:z-index="10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3.7409in" svg:width="5.9335in" draw:z-index="1"><draw:text-box fo:min-height="3.9252in"><text:p text:style-name="OOoFigureCaption"><draw:frame draw:style-name="fr20" draw:name="AOO41GS05_038" text:anchor-type="paragraph" svg:width="5.9335in" svg:height="3.9374in" draw:z-index="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19"><text:span text:style-name="OOoDefault"><text:span text:style-name="T1"><draw:frame draw:style-name="fr14" draw:name="Figure_AOO41GS05_31" text:anchor-type="as-char" svg:width="5.8252in" draw:z-index="3"><draw:text-box fo:min-height="1.4209in"><text:p text:style-name="OOoFigureCaption"><draw:frame draw:style-name="fr20" draw:name="AOO41GS05_039" text:anchor-type="paragraph" svg:width="5.7602in" svg:height="1.2957in" draw:z-index="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draw:text-box fo:min-height="1.1528in"><text:p text:style-name="OOoFigureCaption"><draw:frame draw:style-name="fr39" draw:name="AOO41GS05_040" text:anchor-type="paragraph" svg:x="-0.0008in" svg:y="0.0161in" svg:width="4.6457in" svg:height="1.0071in" draw:z-index="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4.872in" draw:z-index="7"><draw:text-box fo:min-height="0.9091in"><text:p text:style-name="OOoFigureCaption"><draw:frame draw:style-name="fr20" draw:name="AOO41GS05_041" text:anchor-type="paragraph" svg:width="4.8193in" svg:height="0.722in" draw:z-index="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draw:text-box fo:min-height="1.0846in"><text:p text:style-name="P33"><draw:frame draw:style-name="fr40" draw:name="AOO41GS05_042" text:anchor-type="as-char" svg:width="2.3811in" svg:height="0.4791in" draw:z-index="1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0">Apply any of the data types in the Category list to the data.</text:p>
        </text:list-item>
      </text:list>
      <text:list xml:id="list40705207" text:continue-list="list40713047" text:style-name="OOoBullets_20_1">
        <text:list-item>
          <text:p text:style-name="P53">Control the number of decimal places and leading zeros.</text:p>
        </text:list-item>
        <text:list-item>
          <text:p text:style-name="P48">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3.6374in" svg:width="6.6118in" draw:z-index="11"><draw:text-box fo:min-height="3.9783in"><text:p text:style-name="Figure"><draw:frame draw:style-name="fr41" draw:name="AOO41GS05_043" text:anchor-type="paragraph" svg:width="6.4953in" svg:height="3.6398in" style:rel-height="scale" draw:z-index="1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4.9236in" svg:y="0.0161in" svg:width="1.7862in" svg:height="2.5827in" draw:z-index="4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3"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909467816" text:key1="formatting, Calc"/><text:alphabetical-index-mark-start text:id="IMark909467864" text:key1="Calc"/>AutoFormat<text:alphabetical-index-mark-end text:id="IMark909467864"/><text:alphabetical-index-mark-end text:id="IMark909467816"/><text:alphabetical-index-mark text:string-value="AutoFormat, Calc"/> feature to quickly apply a set of cell formats to a sheet or a selected cell range.</text:p>
      <text:list xml:id="list40719575" text:continue-list="list40697102"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13"><draw:text-box fo:min-height="3.6783in"><text:p text:style-name="OOoFigureCaption"><draw:frame draw:style-name="fr43" draw:name="AOO41GS05_045" text:anchor-type="as-char" svg:width="6.6846in" svg:height="3.4091in" draw:z-index="1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40697270"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40701821" text:continue-list="list40697270"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909478700" text:key1="formatting, Calc"/><text:alphabetical-index-mark-start text:id="IMark909498516" text:key1="Calc"/>Themes<text:alphabetical-index-mark-end text:id="IMark909498516"/><text:alphabetical-index-mark-end text:id="IMark909478700"/></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40695303" text:continue-list="list40701821"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5"><draw:text-box fo:min-height="0.6472in"><text:p text:style-name="FigureCaption"><draw:frame draw:style-name="fr20" draw:name="AOO41GS05_046" text:anchor-type="paragraph" svg:width="2.5118in" svg:height="0.6091in" draw:z-index="16"><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40692745" text:continue-numbering="true" text:style-name="OOoNum_20_123">
        <text:list-item>
          <text:p text:style-name="P42">In the Theme Selection dialog, select the theme that you want to apply to the spreadsheet. As soon as you select a theme, some properties of the custom styles are applied to the open spreadsheet and are immediately visible.</text:p>
        </text:list-item>
        <text:list-item>
          <text:p text:style-name="P4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909498612"/>Conditional Formatting<text:alphabetical-index-mark-end text:id="IMark909498612"/></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5.9728in" draw:z-index="17"><draw:text-box fo:min-height="2.552in"><text:p text:style-name="OOoFigureCaption"><draw:frame draw:style-name="fr44" draw:name="AOO41GS05_047" text:anchor-type="as-char" svg:width="5.9728in" svg:height="2.3429in" draw:z-index="1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3.5346in" draw:z-index="19"><draw:text-box fo:min-height="2.2528in"><text:p text:style-name="OOoFigureCaption"><draw:frame draw:style-name="fr45" draw:name="AOO41GS05_048" text:anchor-type="as-char" svg:y="-1.9339in" svg:width="3.5346in" svg:height="2.0126in" draw:z-index="20"><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55" text:outline-level="2">Printing</text:h>
      <text:p text:style-name="P4">Printing from Calc is much the same as <text:alphabetical-index-mark-start text:id="IMark909498708" text:key1="Calc"/>printing<text:alphabetical-index-mark-end text:id="IMark90949870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1" text:outline-level="4">Defining a Print Range</text:h>
      <text:p text:style-name="OOoTextBody_5f_ListIntro">To define a new print range or modify an existing print range:</text:p>
      <text:list xml:id="list40719800" text:continue-list="list4069274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40705143" text:continue-list="list4071980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40716564" text:continue-list="list40705143"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21"><draw:text-box fo:min-height="4.4063in"><text:p text:style-name="OOoFigureCaption"><draw:frame draw:style-name="fr46" draw:name="AOO41GS05_049" text:anchor-type="as-char" svg:y="-3.9402in" svg:width="6.2575in" svg:height="4.2118in" draw:z-index="2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0.9583in" svg:height="0.698in" draw:z-index="23"><draw:image xlink:href="Pictures/100000000000005C00000043AC9B4969.png" xlink:type="simple" xlink:show="embed" xlink:actuate="onLoad"/></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0.9583in" svg:height="0.698in" draw:z-index="2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40721644" text:continue-list="list40705207"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40714244" text:continue-list="list40721644"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909498852" text:key1="printing"/>Rows or Columns on Every Page<text:alphabetical-index-mark-end text:id="IMark90949885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40712417" text:continue-list="list40716564"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2">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40">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25"><draw:text-box fo:min-height="2.2744in"><text:p text:style-name="OOoFigureCaption"><draw:frame draw:style-name="fr25" draw:name="AOO41GS05_052" text:anchor-type="as-char" svg:width="6.6063in" svg:height="2.0543in" draw:z-index="2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40709836" text:continue-list="list40712417"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40703678" text:continue-list="list40709836"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40697942" text:continue-list="list40703678"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27"><draw:text-box fo:min-height="3.611in"><text:p text:style-name="OOoFigureCaption"><draw:frame draw:style-name="fr49" draw:name="AOO41GS05_053" text:anchor-type="as-char" svg:width="5.9882in" svg:height="3.3508in" draw:z-index="2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0"><draw:frame draw:style-name="fr7" draw:name="Figure_AOO41GS05_43" text:anchor-type="as-char" svg:width="5.9484in" draw:z-index="29"><draw:text-box fo:min-height="3.9638in"><text:p text:style-name="OOoFigureCaption"><draw:frame draw:style-name="fr50" draw:name="AOO41GS05_054" text:anchor-type="as-char" svg:width="5.9484in" svg:height="3.7244in" draw:z-index="3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6.6055in" draw:z-index="31"><draw:text-box fo:min-height="3.1929in"><text:p text:style-name="OOoFigureCaption"><draw:frame draw:style-name="fr51" draw:name="AOO41GS05_055" text:anchor-type="as-char" svg:width="6.6055in" svg:height="2.9984in" draw:z-index="3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1874in" svg:width="0.3126in" svg:height="0.2484in" draw:z-index="33"><draw:image xlink:href="Pictures/100000000000001E00000018A47405AB.png" xlink:type="simple" xlink:show="embed" xlink:actuate="onLoad"/></draw:frame> Opens the Text Attributes dialog.</text:p>
      <text:p text:style-name="P23"><draw:frame draw:style-name="fr52" draw:name="AOO41GS05_057_TotalNumberPages" text:anchor-type="as-char" svg:y="-0.2228in" svg:width="0.3126in" svg:height="0.2484in" draw:z-index="34"><draw:image xlink:href="Pictures/100000000000001E0000001879479F74.png" xlink:type="simple" xlink:show="embed" xlink:actuate="onLoad"/></draw:frame> Inserts the total number of pages.</text:p>
      <text:p text:style-name="P24"><draw:frame draw:style-name="fr52" draw:name="AOO41GS05_058_InsertFileName" text:anchor-type="as-char" svg:y="-0.2429in" svg:width="0.3126in" svg:height="0.2484in" draw:z-index="35"><draw:image xlink:href="Pictures/100000000000001E00000018AB5E2C0C.png" xlink:type="simple" xlink:show="embed" xlink:actuate="onLoad"/></draw:frame> Inserts the File Name field.</text:p>
      <text:p text:style-name="P23"><draw:frame draw:style-name="fr52" draw:name="AOO41GS05_059_InsertDateField" text:anchor-type="as-char" svg:y="-0.2634in" svg:width="0.3126in" svg:height="0.2484in" draw:z-index="36"><draw:image xlink:href="Pictures/100000000000001E00000018E9E0B9EB.png" xlink:type="simple" xlink:show="embed" xlink:actuate="onLoad"/></draw:frame> Inserts the Date field.</text:p>
      <text:p text:style-name="P23"><draw:frame draw:style-name="fr52" draw:name="AOO41GS05_060_InsertSheetName" text:anchor-type="as-char" svg:y="-0.2835in" svg:width="0.3126in" svg:height="0.2484in" draw:z-index="37"><draw:image xlink:href="Pictures/100000000000001E000000189A141281.png" xlink:type="simple" xlink:show="embed" xlink:actuate="onLoad"/></draw:frame> Inserts the Sheet Name field.</text:p>
      <text:p text:style-name="P23"><draw:frame draw:style-name="fr52" draw:name="AOO41GS05_061_InsertTimeField" text:anchor-type="as-char" svg:y="-0.2465in" svg:width="0.3126in" svg:height="0.2484in" draw:z-index="38"><draw:image xlink:href="Pictures/100000000000001E000000183BF23057.png" xlink:type="simple" xlink:show="embed" xlink:actuate="onLoad"/></draw:frame> Inserts the Time field.</text:p>
      <text:p text:style-name="P37"><draw:frame draw:style-name="fr52" draw:name="AOO41GS05_062_InsertCurrentPageNumber" text:anchor-type="as-char" svg:y="-0.2252in" svg:width="0.3126in" svg:height="0.2484in" draw:z-index="39"><draw:image xlink:href="Pictures/100000000000001E0000001863F41D8D.png" xlink:type="simple" xlink:show="embed" xlink:actuate="onLoad"/></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1</text:page-number></text:p>
      </style:footer>
      <style:footer-left>
        <text:p text:style-name="OOoFooter"><text:page-number text:select-page="current">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10-20T20:47:00.65</dc:date>
    <dc:creator>Keith McKenna</dc:creator>
    <meta:editing-duration>PT23H39M51S</meta:editing-duration>
    <meta:editing-cycles>156</meta:editing-cycles>
    <meta:generator>OpenOffice/4.1.13$Win32 OpenOffice.org_project/4113m1$Build-9810</meta:generator>
    <meta:keyword>Version 4.1</meta:keyword>
    <dc:subject>Apache OpenOffice User Guides</dc:subject>
    <meta:document-statistic meta:table-count="24" meta:image-count="62" meta:object-count="0" meta:page-count="43" meta:paragraph-count="721" meta:word-count="11934" meta:character-count="6512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